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Quotations" style:master-page-name="MP0" style:list-style-name="LFO1" style:family="paragraph">
      <style:paragraph-properties fo:break-before="page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" style:parent-style-name="Quotations" style:family="paragraph">
      <style:text-properties style:font-name="Times New Roman" fo:font-size="10pt" style:font-size-asian="10pt" style:font-size-complex="10pt"/>
    </style:style>
    <style:style style:name="P3" style:parent-style-name="Quotations" style:list-style-name="LFO1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" style:parent-style-name="Quotations" style:family="paragraph">
      <style:text-properties style:font-name="Times New Roman" fo:font-size="10pt" style:font-size-asian="10pt" style:font-size-complex="10pt"/>
    </style:style>
    <style:style style:name="P5" style:parent-style-name="Quotations" style:list-style-name="LFO1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6" style:parent-style-name="Quotations" style:family="paragraph">
      <style:text-properties style:font-name="Times New Roman" fo:font-size="10pt" style:font-size-asian="10pt" style:font-size-complex="10pt"/>
    </style:style>
    <style:style style:name="P7" style:parent-style-name="Quotations" style:list-style-name="LFO1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8" style:parent-style-name="Quotations" style:family="paragraph">
      <style:text-properties style:font-name="Times New Roman" fo:font-size="10pt" style:font-size-asian="10pt" style:font-size-complex="10pt"/>
    </style:style>
    <style:style style:name="P9" style:parent-style-name="Quotations" style:family="paragraph">
      <style:text-properties style:font-name="Times New Roman" fo:font-size="10pt" style:font-size-asian="10pt" style:font-size-complex="10pt"/>
    </style:style>
    <style:style style:name="P10" style:parent-style-name="Quotations" style:family="paragraph">
      <style:text-properties style:font-name="Times New Roman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2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22" style:parent-style-name="Quotations" style:family="paragraph">
      <style:text-properties style:font-name="Times New Roman" fo:font-size="10pt" style:font-size-asian="10pt" style:font-size-complex="10pt"/>
    </style:style>
    <style:style style:name="P23" style:parent-style-name="Quotations" style:family="paragraph">
      <style:text-properties style:font-name="Times New Roman" fo:font-size="10pt" style:font-size-asian="10pt" style:font-size-complex="10pt"/>
    </style:style>
    <style:style style:name="P24" style:parent-style-name="Quotations" style:family="paragraph">
      <style:text-properties style:font-name="Times New Roman" fo:font-size="10pt" style:font-size-asian="10pt" style:font-size-complex="10pt"/>
    </style:style>
    <style:style style:name="P25" style:parent-style-name="Quotations" style:family="paragraph">
      <style:text-properties style:font-name="Times New Roman" fo:font-size="10pt" style:font-size-asian="10pt" style:font-size-complex="10pt"/>
    </style:style>
    <style:style style:name="P26" style:parent-style-name="Quotations" style:family="paragraph">
      <style:text-properties style:font-name="Times New Roman" fo:font-size="10pt" style:font-size-asian="10pt" style:font-size-complex="10pt"/>
    </style:style>
    <style:style style:name="P27" style:parent-style-name="Quotations" style:family="paragraph">
      <style:text-properties style:font-name="Times New Roman" fo:font-size="10pt" style:font-size-asian="10pt" style:font-size-complex="10pt"/>
    </style:style>
    <style:style style:name="P28" style:parent-style-name="Quotations" style:family="paragraph">
      <style:text-properties style:font-name="Times New Roman" fo:font-size="10pt" style:font-size-asian="10pt" style:font-size-complex="10pt"/>
    </style:style>
    <style:style style:name="P29" style:parent-style-name="Quotations" style:family="paragraph">
      <style:text-properties style:font-name="Times New Roman" fo:font-size="10pt" style:font-size-asian="10pt" style:font-size-complex="10pt"/>
    </style:style>
    <style:style style:name="P30" style:parent-style-name="Quotations" style:family="paragraph">
      <style:text-properties style:font-name="Times New Roman" fo:font-size="10pt" style:font-size-asian="10pt" style:font-size-complex="10pt"/>
    </style:style>
    <style:style style:name="T3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39" style:parent-style-name="Quotations" style:list-style-name="LFO1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0" style:parent-style-name="Основнойшрифтабзаца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list text:style-name="LFO1" text:continue-numbering="true">
        <text:list-item>
          <text:p text:style-name="P1">Функциональность проекта. Описание с точки зрения пользователя: какие задачи решает продукт, какие покрывает сценарии использования.</text:p>
        </text:list-item>
      </text:list>
      <text:p text:style-name="P2">Генератор паролей снабжает пользователя большим количеством паролей управляемых длинны и содержания. Пользователь может изменять количество отображаемых паролей, и их состав.</text:p>
      <text:list text:style-name="LFO1" text:continue-numbering="true">
        <text:list-item>
          <text:p text:style-name="P3">Формат входных данных.</text:p>
        </text:list-item>
      </text:list>
      <text:p text:style-name="P4">Принимает 3 аргумента командной строки.</text:p>
      <text:list text:style-name="LFO1" text:continue-numbering="true">
        <text:list-item>
          <text:p text:style-name="P5">Интерфейс приложения. В каком режиме работает приложение (интерактивный или нет, фоновый процесс, сетевой сервис и т. д.). Какие элементы интерфейса предусмотрены, их поведение.</text:p>
        </text:list-item>
      </text:list>
      <text:p text:style-name="P6">Консольное приложение.</text:p>
      <text:list text:style-name="LFO1" text:continue-numbering="true">
        <text:list-item>
          <text:p text:style-name="P7">Если приложение принимает аргументы командной строки, то их формат и описание.</text:p>
        </text:list-item>
      </text:list>
      <text:p text:style-name="P8">Принимаемые аргументы:</text:p>
      <text:p text:style-name="P9">1) локальная окрестность клетки. Локальная окрестность<text:s/>­- это совокупность «соседних» клеток, находящихся в непосредственной близости от основной клетки, определенная в правилах изменения состояния клетки.</text:p>
      <text:p text:style-name="P10">Тип: строка.</text:p>
      <text:p text:style-name="Quotations"><text:span text:style-name="T11">Допустимые значения: "-m</text:span><text:span text:style-name="T12">oore</text:span><text:span text:style-name="T13">"- локальная окрестность Мура (8 соседей), "-</text:span><text:span text:style-name="T14">von</text:span><text:span text:style-name="T15">_</text:span><text:span text:style-name="T16">neumann</text:span><text:span text:style-name="T17">"-<text:s/></text:span><text:span text:style-name="T18">фон Не́йман</text:span><text:span text:style-name="T19">а(4 соседа “плюсиком”), "-</text:span><text:span text:style-name="T20">wolfish</text:span><text:span text:style-name="T21">"- (4 соседа “знаком умножить”).</text:span></text:p>
      <text:p text:style-name="P22">2) правило рождения клетки (количество живых соседей, необходимое для рождения клктки).</text:p>
      <text:p text:style-name="P23">Тип: массив целых чисел</text:p>
      <text:p text:style-name="P24">Допустимые значения:</text:p>
      <text:p text:style-name="P25">Если выбрана окрестность Мура - от 0 до 8, в остальных<text:s/>случаях - от 0 до 4. Повторяющиеся числа удаляются.</text:p>
      <text:p text:style-name="P26">3) правило выживания клетки (количество живых соседей, необходимое для выживания клетки).</text:p>
      <text:p text:style-name="P27">Тип: массив целых чисел</text:p>
      <text:p text:style-name="P28">Допустимые значения:</text:p>
      <text:p text:style-name="P29">Если выбрана окрестность Мура - от 0 до 8, в остальных случаях - от 0<text:s/>до 4. Повторяющиеся числа удаляются.</text:p>
      <text:p text:style-name="P30">При некорректном вводе, выводится сообщение об ошибке и программа прекращает свою работу.</text:p>
      <text:p text:style-name="Quotations"><text:span text:style-name="T31">Если на вход не переданы ни какие параметры, то программа будет использовать правила<text:s/></text:span><text:span text:style-name="T32">Game</text:span><text:span text:style-name="T33"><text:s/></text:span><text:span text:style-name="T34">of</text:span><text:span text:style-name="T35"><text:s/></text:span><text:span text:style-name="T36">Life</text:span><text:span text:style-name="T37"><text:s/>(локальная окрестность Мура,<text:s/></text:span><text:span text:style-name="T38">клетка рождается при наличии 3-х соседей и выживает при 2-х или 3-х).</text:span></text:p>
      <text:list text:style-name="LFO1" text:continue-numbering="true">
        <text:list-item>
          <text:p text:style-name="P39">Если предполагается использовать чтение исходных данных извне программы: конфигурационного файла, базы данных, источников в Интернет и т.д., то необходимо описание формата / протокола взаимодействия.</text:p>
        </text:list-item>
      </text:list>
      <text:p text:style-name="Quotations"><text:span text:style-name="T40"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Хозяин</dc:creator>
    <meta:creation-date>2023-03-22T20:59:00Z</meta:creation-date>
    <dc:date>2023-05-05T06:43:00Z</dc:date>
    <meta:template xlink:href="Normal.dotm" xlink:type="simple"/>
    <meta:editing-cycles>3</meta:editing-cycles>
    <meta:editing-duration>PT9960S</meta:editing-duration>
    <meta:document-statistic meta:page-count="1" meta:paragraph-count="4" meta:word-count="302" meta:character-count="2024" meta:row-count="14" meta:non-whitespace-character-count="1726"/>
  </office:meta>
</office:document-meta>
</file>